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44cm" fo:margin-left="-0.191cm" table:align="left" style:writing-mode="lr-tb"/>
    </style:style>
    <style:style style:name="Table1.A" style:family="table-column">
      <style:table-column-properties style:column-width="1.439cm"/>
    </style:style>
    <style:style style:name="Table1.B" style:family="table-column">
      <style:table-column-properties style:column-width="12.751cm"/>
    </style:style>
    <style:style style:name="Table1.C" style:family="table-column">
      <style:table-column-properties style:column-width="2.75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C2" style:family="table-cell" style:data-style-name="N37">
      <style:table-cell-properties fo:padding-left="0.191cm" fo:padding-right="0.191cm" fo:padding-top="0cm" fo:padding-bottom="0cm" fo:border="0.018cm solid #00000a"/>
    </style:style>
    <style:style style:name="Table1.A4" style:family="table-cell" style:data-style-name="N100">
      <style:table-cell-properties fo:padding-left="0.191cm" fo:padding-right="0.191cm" fo:padding-top="0cm" fo:padding-bottom="0cm" fo:border="0.018cm solid #00000a"/>
    </style:style>
    <style:style style:name="Table1.A9" style:family="table-cell" style:data-style-name="N10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1.B9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1.C9" style:family="table-cell" style:data-style-name="N37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Standard">
      <style:paragraph-properties fo:margin-left="0.63cm" fo:margin-right="0cm" fo:margin-top="0.423cm" fo:margin-bottom="0.423cm" fo:text-indent="0cm" style:auto-text-indent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/>
      <style:text-properties fo:language="ru" fo:country="RU"/>
    </style:style>
    <style:style style:name="P4" style:family="paragraph" style:parent-style-name="Standard" style:master-page-name="Standard">
      <style:paragraph-properties fo:margin-top="0cm" fo:margin-bottom="0.423cm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top="0.423cm" fo:margin-bottom="0.423cm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left="0.63cm" fo:margin-right="0cm" fo:margin-top="0.423cm" fo:margin-bottom="0.423cm" fo:text-indent="0cm" style:auto-text-indent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cm" fo:line-height="100%"/>
      <style:text-properties fo:font-weight="bold" style:font-weight-asian="bold"/>
    </style:style>
    <style:style style:name="P8" style:family="paragraph" style:parent-style-name="Standard">
      <style:paragraph-properties fo:margin-top="0cm" fo:margin-bottom="0cm" fo:line-height="100%"/>
      <style:text-properties fo:language="en" fo:country="US"/>
    </style:style>
    <style:style style:name="P9" style:family="paragraph" style:parent-style-name="List_20_Paragraph" style:list-style-name="WWNum5">
      <style:paragraph-properties fo:margin-top="0.423cm" fo:margin-bottom="0.423cm"/>
    </style:style>
    <style:style style:name="P10" style:family="paragraph" style:parent-style-name="List_20_Paragraph" style:list-style-name="WWNum5">
      <style:paragraph-properties fo:margin-top="0.423cm" fo:margin-bottom="0.423cm"/>
      <style:text-properties fo:font-size="12pt" style:font-size-asian="12pt" style:font-size-complex="12pt"/>
    </style:style>
    <style:style style:name="P11" style:family="paragraph" style:parent-style-name="List_20_Paragraph" style:list-style-name="WWNum5">
      <style:paragraph-properties fo:margin-top="0.423cm" fo:margin-bottom="0.423cm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List_20_Paragraph" style:list-style-name="WWNum5">
      <style:paragraph-properties fo:margin-top="0.423cm" fo:margin-bottom="0.423cm" fo:orphans="2" fo:widows="2" style:writing-mode="lr-tb"/>
      <style:text-properties fo:font-size="12pt" style:font-size-asian="12pt" style:font-size-complex="12pt"/>
    </style:style>
    <style:style style:name="P13" style:family="paragraph" style:parent-style-name="List_20_Paragraph" style:list-style-name="WWNum5">
      <style:paragraph-properties fo:margin-left="1.259cm" fo:margin-right="0cm" fo:margin-top="0.423cm" fo:margin-bottom="0.423cm" fo:text-indent="-0.63cm" style:auto-text-indent="false"/>
      <style:text-properties fo:font-size="12pt" style:font-size-asian="12pt" style:font-size-complex="12pt"/>
    </style:style>
    <style:style style:name="P14" style:family="paragraph" style:parent-style-name="List_20_Paragraph" style:list-style-name="WWNum1">
      <style:paragraph-properties fo:margin-top="0cm" fo:margin-bottom="0cm"/>
    </style:style>
    <style:style style:name="P15" style:family="paragraph" style:parent-style-name="List_20_Paragraph" style:list-style-name="WWNum1">
      <style:paragraph-properties fo:margin-top="0cm" fo:margin-bottom="0cm"/>
      <style:text-properties fo:font-size="12pt" style:font-size-asian="12pt" style:font-size-complex="12pt"/>
    </style:style>
    <style:style style:name="P16" style:family="paragraph" style:parent-style-name="List_20_Paragraph" style:list-style-name="WWNum1">
      <style:paragraph-properties fo:margin-top="0cm" fo:margin-bottom="0cm"/>
      <style:text-properties fo:font-size="12pt" fo:language="en" fo:country="US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language="en" fo:country="US" fo:font-weight="bold" style:font-size-asian="12pt" style:font-weight-asian="bold" style:font-size-complex="12pt"/>
    </style:style>
    <style:style style:name="T5" style:family="text">
      <style:text-properties fo:font-size="12pt" fo:language="ru" fo:country="RU" style:font-size-asian="12pt" style:font-size-complex="12pt"/>
    </style:style>
    <style:style style:name="T6" style:family="text">
      <style:text-properties style:font-size-complex="12pt"/>
    </style:style>
    <style:style style:name="T7" style:family="text">
      <style:text-properties fo:language="en" fo:country="US"/>
    </style:style>
    <style:style style:name="T8" style:family="text">
      <style:text-properties fo:color="#000000" style:font-size-complex="12pt"/>
    </style:style>
    <style:style style:name="T9" style:family="text">
      <style:text-properties fo:color="#000000" fo:language="en" fo:country="US" style:font-size-complex="12pt"/>
    </style:style>
    <style:style style:name="T10" style:family="text">
      <style:text-properties fo:color="#000000" fo:language="ru" fo:country="RU" style:font-size-complex="12pt"/>
    </style:style>
    <style:style style:name="T11" style:family="text">
      <style:text-properties fo:language="ru" fo:country="RU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лан индивидуального развития инженера тестировщика Цыганковой Ольги.</text:p>
      <text:p text:style-name="P5">Основные рабочие активности и практические навыки до 31.12.2016:</text:p>
      <text:list xml:id="list227468534610932112" text:style-name="WWNum5">
        <text:list-item>
          <text:p text:style-name="P10">Выполнение работ по тестированию, в рамках проектов компании.</text:p>
          <text:list>
            <text:list-item>
              <text:p text:style-name="P10">Подготовка данных для тестирования</text:p>
            </text:list-item>
            <text:list-item>
              <text:p text:style-name="P9"><text:span text:style-name="T1">Ручное тестирование </text:span><text:span text:style-name="T3">web-</text:span><text:span text:style-name="T1">приложений</text:span></text:p>
            </text:list-item>
            <text:list-item>
              <text:p text:style-name="P9"><text:span text:style-name="T1">Ручное тестирование </text:span><text:span text:style-name="T3">desktop-</text:span><text:span text:style-name="T1">приложений</text:span></text:p>
            </text:list-item>
            <text:list-item>
              <text:p text:style-name="P10">Ручное тестирование приложений для мобильных платформ.</text:p>
            </text:list-item>
            <text:list-item>
              <text:p text:style-name="P10">Исследование причин падения тестов.</text:p>
            </text:list-item>
          </text:list>
        </text:list-item>
        <text:list-item>
          <text:p text:style-name="P10">Выполнение работ по тест-дизайн</text:p>
          <text:list>
            <text:list-item>
              <text:p text:style-name="P10">Определение и обоснование требуемых данных для тестирования.</text:p>
            </text:list-item>
            <text:list-item>
              <text:p text:style-name="P10">Определение и разработка тестовых сценариев.</text:p>
            </text:list-item>
            <text:list-item>
              <text:p text:style-name="P10">Разработка чек - листов тестирования, на тех проектах, где чек лист принят как тестовый артефакт.</text:p>
            </text:list-item>
            <text:list-item>
              <text:p text:style-name="P10">Следование стандартам предприятия по разработке и управлению тестовой документацией, соблюдение правил и соглашений по работе с тестовой документацией принятых на проекте.</text:p>
            </text:list-item>
            <text:list-item>
              <text:p text:style-name="P9"><text:span text:style-name="T1">Составление планов тестирования</text:span><text:span text:style-name="T3">.</text:span></text:p>
            </text:list-item>
            <text:list-item>
              <text:p text:style-name="P11">Поддержание тестовых артефактов в актуальном состоянии.</text:p>
            </text:list-item>
          </text:list>
        </text:list-item>
        <text:list-item>
          <text:p text:style-name="P13">Выполнение задач по автоматизированному тестированию</text:p>
          <text:list>
            <text:list-item>
              <text:p text:style-name="P9"><text:span text:style-name="T1">Написание скриптов автоматизированного тестирования, используя </text:span><text:span text:style-name="T3">Apache</text:span><text:span text:style-name="T1"> </text:span><text:span text:style-name="T3">j</text:span><text:span text:style-name="T1">-</text:span><text:span text:style-name="T3">meter</text:span><text:span text:style-name="T1">.</text:span></text:p>
            </text:list-item>
            <text:list-item>
              <text:p text:style-name="P9"><text:span text:style-name="T1">Написание </text:span><text:span text:style-name="T3">UI </text:span><text:span text:style-name="T1">авто-тестов на основе </text:span><text:span text:style-name="T3">Selenium / Appium framework.</text:span></text:p>
            </text:list-item>
            <text:list-item>
              <text:p text:style-name="P10">Запуск, сбор и анализ результатов выполнения авто-тестов.</text:p>
            </text:list-item>
            <text:list-item>
              <text:p text:style-name="P9"><text:span text:style-name="T1">Поддержание </text:span><text:span text:style-name="T5">авто-тестов</text:span><text:span text:style-name="T1"> в актуальном состоянии.</text:span></text:p>
            </text:list-item>
          </text:list>
        </text:list-item>
        <text:list-item>
          <text:p text:style-name="P10">Управление процессом тестирования</text:p>
          <text:list>
            <text:list-item>
              <text:p text:style-name="P10">Создание и распределение задач при выполнении работ по контролю качества на проекте.</text:p>
            </text:list-item>
            <text:list-item>
              <text:p text:style-name="P10"><text:soft-page-break/>Контроль работ, выполняемых командой тестирования.</text:p>
            </text:list-item>
            <text:list-item>
              <text:p text:style-name="P10">Составление отчетов заказчику и МП по результатам тестирования.</text:p>
            </text:list-item>
          </text:list>
        </text:list-item>
        <text:list-item>
          <text:p text:style-name="P13">Предпроектная работа.</text:p>
          <text:list>
            <text:list-item>
              <text:p text:style-name="P12"><text:s/>Прохождение собеседования с заказчиком.</text:p>
            </text:list-item>
            <text:list-item>
              <text:p text:style-name="P12">Выполнение тестовых заданий.</text:p>
            </text:list-item>
            <text:list-item>
              <text:p text:style-name="P12">Оценка работ по тестированию и контроля качеству.</text:p>
            </text:list-item>
          </text:list>
        </text:list-item>
        <text:list-item>
          <text:p text:style-name="P13">Проведение обучающего мероприятия. Организация одного семинара.</text:p>
        </text:list-item>
      </text:list>
      <text:p text:style-name="P6">Теоретические знания, помимо перечисленных в ДИ-16-2016 и ДИ-28-2016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№</text:p>
          </table:table-cell>
          <table:table-cell table:style-name="Table1.A1" office:value-type="string">
            <text:p text:style-name="P7">Знание</text:p>
          </table:table-cell>
          <table:table-cell table:style-name="Table1.A1" office:value-type="string">
            <text:p text:style-name="P7">Срок</text:p>
          </table:table-cell>
        </table:table-row>
        <table:table-row table:style-name="Table1.1">
          <table:table-cell table:style-name="Table1.A1" office:value-type="string">
            <text:p text:style-name="P2">1.</text:p>
          </table:table-cell>
          <table:table-cell table:style-name="Table1.A1" office:value-type="string">
            <text:p text:style-name="P2">Знание теоретических основ тестирования приложений, согласно <text:span text:style-name="T7">ISTQB</text:span> <text:span text:style-name="T7">foundation</text:span> <text:span text:style-name="T7">level</text:span>.</text:p>
          </table:table-cell>
          <table:table-cell table:style-name="Table1.C2" office:value-type="date" office:date-value="2016-06-30">
            <text:p text:style-name="P3">30.06.16</text:p>
          </table:table-cell>
        </table:table-row>
        <table:table-row table:style-name="Table1.1">
          <table:table-cell table:style-name="Table1.A1" office:value-type="string">
            <text:p text:style-name="P8">2.</text:p>
          </table:table-cell>
          <table:table-cell table:style-name="Table1.A1" office:value-type="string">
            <text:p text:style-name="P2"><text:span text:style-name="T8">Знание основных элементов архитектуры web-приложений. Знание основных типов web-серверов. Знание структуры HTTP протокола.</text:span><text:span text:style-name="T6"> Знание способов у</text:span><text:span text:style-name="T8">правления передачей контента. Знание принципов кэширования и работы кэша. </text:span><text:span text:style-name="T6">Знание основных подходов в тестировании web приложений, desktop приложений и приложений для мобильных платформ. </text:span></text:p>
          </table:table-cell>
          <table:table-cell table:style-name="Table1.C2" office:value-type="date" office:date-value="2016-06-30">
            <text:p text:style-name="P3">30.06.16</text:p>
          </table:table-cell>
        </table:table-row>
        <table:table-row table:style-name="Table1.1">
          <table:table-cell table:style-name="Table1.A4" office:value-type="float" office:value="42493">
            <text:p text:style-name="P2">3.</text:p>
          </table:table-cell>
          <table:table-cell table:style-name="Table1.A1" office:value-type="string">
            <text:p text:style-name="P2">Знание и умение пользоваться основными и продвинутыми техниками <text:s/>тест-дизайн. Знание стандартов управления тестовой документацией.</text:p>
          </table:table-cell>
          <table:table-cell table:style-name="Table1.C2" office:value-type="date" office:date-value="2016-07-31">
            <text:p text:style-name="P3">31.07.16</text:p>
          </table:table-cell>
        </table:table-row>
        <table:table-row table:style-name="Table1.1">
          <table:table-cell table:style-name="Table1.A4" office:value-type="float" office:value="42494">
            <text:p text:style-name="P2">4.</text:p>
          </table:table-cell>
          <table:table-cell table:style-name="Table1.A1" office:value-type="string">
            <text:p text:style-name="P2"><text:span text:style-name="T10">Знание основных подходов автоматизации тестирования приложений. </text:span><text:span text:style-name="T8">Знание </text:span><text:span text:style-name="T9">Selenium </text:span><text:span text:style-name="T10">и </text:span><text:span text:style-name="T9">Appium framework. </text:span><text:span text:style-name="T10">Знание </text:span><text:span text:style-name="T9">TestNG </text:span><text:span text:style-name="T10">и </text:span><text:span text:style-name="T9">jUnit.</text:span></text:p>
          </table:table-cell>
          <table:table-cell table:style-name="Table1.C2" office:value-type="date" office:date-value="2016-08-31">
            <text:p text:style-name="P3">31.08.16</text:p>
          </table:table-cell>
        </table:table-row>
        <table:table-row table:style-name="Table1.1">
          <table:table-cell table:style-name="Table1.A1" office:value-type="string">
            <text:p text:style-name="P2"><text:span text:style-name="T7">5</text:span>. </text:p>
          </table:table-cell>
          <table:table-cell table:style-name="Table1.A1" office:value-type="string">
            <text:p text:style-name="P2">Знание <text:span text:style-name="T7">JAVA</text:span> на уровне достаточном для написания авто-тестов на основе существующих <text:span text:style-name="T7">framework</text:span>’ов (<text:span text:style-name="T7">Selenium</text:span>, <text:span text:style-name="T7">Appium</text:span>), написания дополнительных методов в существующей концепции <text:span text:style-name="T7">framework</text:span>’а или написание написание методов или обрабатывающих процедур в <text:span text:style-name="T7">j</text:span>-<text:span text:style-name="T7">meter</text:span>.</text:p>
          </table:table-cell>
          <table:table-cell table:style-name="Table1.C2" office:value-type="date" office:date-value="2016-08-31">
            <text:p text:style-name="P3">31.08.16</text:p>
          </table:table-cell>
        </table:table-row>
        <table:table-row table:style-name="Table1.1">
          <table:table-cell table:style-name="Table1.A1" office:value-type="string">
            <text:p text:style-name="P2"><text:span text:style-name="T7">6</text:span>.</text:p>
          </table:table-cell>
          <table:table-cell table:style-name="Table1.A1" office:value-type="string">
            <text:p text:style-name="P2"><text:span text:style-name="T8">Знание что такое удобство использования приложения (usability). Знание основных критериев usability. Знание основных понятий и характеристик пользовательского интерфейса. Знание методов оценки удобства использования пользовательского интерфейса. Знание метрик тестирования </text:span><text:span text:style-name="T9">usability. </text:span><text:span text:style-name="T10">Знание стандартов в области </text:span><text:span text:style-name="T9">usability. Знание принципов удобства использования приложений для мобильных платформ, знание специфики различных мобильных платформ.</text:span></text:p>
          </table:table-cell>
          <table:table-cell table:style-name="Table1.C2" office:value-type="date" office:date-value="2016-09-30">
            <text:p text:style-name="P3">30.09.16</text:p>
          </table:table-cell>
        </table:table-row>
        <table:table-row table:style-name="Table1.1">
          <table:table-cell table:style-name="Table1.A1" office:value-type="string">
            <text:p text:style-name="P2">7.</text:p>
          </table:table-cell>
          <table:table-cell table:style-name="Table1.A1" office:value-type="string">
            <text:p text:style-name="P2"><text:span text:style-name="T8">Знание основных </text:span><text:span text:style-name="T10">методологий разработки ПО и места тестирования в данном процессе.</text:span></text:p>
          </table:table-cell>
          <table:table-cell table:style-name="Table1.A1" office:value-type="string">
            <text:p text:style-name="P2">31.<text:bookmark text:name="_GoBack"/><text:span text:style-name="T11">10</text:span>.16</text:p>
          </table:table-cell>
        </table:table-row>
        <table:table-row table:style-name="Table1.1">
          <table:table-cell table:style-name="Table1.A9" office:value-type="float" office:value="42498">
            <text:p text:style-name="P2">8.</text:p>
          </table:table-cell>
          <table:table-cell table:style-name="Table1.B9" office:value-type="string">
            <text:p text:style-name="P2">Знание методов анализа и тестирования требований. Знание стандартов в области тестирования. Знание метрик тестирования, метрик покрытия тестами. Знание типов дефектов и систем их классификации. Знание методов оценки качества ПО.</text:p>
          </table:table-cell>
          <table:table-cell table:style-name="Table1.C9" office:value-type="date" office:date-value="2016-11-30">
            <text:p text:style-name="P2">30.11.16</text:p>
          </table:table-cell>
        </table:table-row>
      </table:table>
      <text:p text:style-name="P1"><text:span text:style-name="T2">Рекомендуемая литература (загружена в </text:span><text:span text:style-name="T4">Wiki</text:span><text:span text:style-name="T2"> проекта управления качеством):</text:span></text:p>
      <text:list xml:id="list5494102529946776816" text:style-name="WWNum1">
        <text:list-item>
          <text:p text:style-name="P15">Канер, Фолк. Тестирование программного обеспечения.</text:p>
        </text:list-item>
        <text:list-item>
          <text:p text:style-name="P16">Lee Copeland. Practitioner’s guide to software test design.</text:p>
        </text:list-item>
        <text:list-item>
          <text:p text:style-name="P16">Performance testing guide (Microsoft) 2007.</text:p>
        </text:list-item>
        <text:list-item>
          <text:p text:style-name="P14"><text:soft-page-break/><text:span text:style-name="T1">Стандарты </text:span><text:span text:style-name="T3">ISO-25000, ISO-9241-11, IEEE-829</text:span></text:p>
        </text:list-item>
        <text:list-item>
          <text:p text:style-name="P14"><text:span text:style-name="T1">Стандарт </text:span><text:span text:style-name="T3">RFC 2</text:span><text:span text:style-name="T1">6</text:span><text:span text:style-name="T3">16. HTTP </text:span><text:span text:style-name="T1">протокол.</text:span></text:p>
        </text:list-item>
        <text:list-item>
          <text:p text:style-name="P15">Хенрик Книберг и Маттиас Скарин «Канбан и Скрам выжимаем максимум».</text:p>
        </text:list-item>
        <text:list-item>
          <text:p text:style-name="P14"><text:span text:style-name="T1"><text:s/>Крол</text:span><text:span text:style-name="T3">, </text:span><text:span text:style-name="T1">Ратчел</text:span><text:span text:style-name="T3"> «Rational Unified Process - </text:span><text:span text:style-name="T1">это</text:span><text:span text:style-name="T3"> </text:span><text:span text:style-name="T1">легко</text:span><text:span text:style-name="T3">. </text:span><text:span text:style-name="T1">Руководство по RUP для практиков»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49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dc:creator>Firsanov Konstantin</dc:creator>
    <meta:editing-cycles>8</meta:editing-cycles>
    <meta:creation-date>2016-02-08T13:28:00</meta:creation-date>
    <dc:date>2016-05-22T21:17:18.40</dc:date>
    <meta:editing-duration>PT1H51M49S</meta:editing-duration>
    <meta:generator>OpenOffice/4.0.1$Win32 OpenOffice.org_project/401m5$Build-9714</meta:generator>
    <meta:document-statistic meta:table-count="1" meta:image-count="0" meta:object-count="0" meta:page-count="3" meta:paragraph-count="65" meta:word-count="499" meta:character-count="3961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